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2.041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715cm"/>
    </style:style>
    <style:style style:name="co17" style:family="table-column">
      <style:table-column-properties fo:break-before="auto" style:column-width="2.233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1.33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1.605cm"/>
    </style:style>
    <style:style style:name="co24" style:family="table-column">
      <style:table-column-properties fo:break-before="auto" style:column-width="1.688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1.088cm"/>
    </style:style>
    <style:style style:name="co28" style:family="table-column">
      <style:table-column-properties fo:break-before="auto" style:column-width="1.6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633cm"/>
    </style:style>
    <style:style style:name="co31" style:family="table-column">
      <style:table-column-properties fo:break-before="auto" style:column-width="1.034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ext-properties style:text-position=""/>
    </style:style>
    <style:style style:name="ce11" style:family="table-cell" style:parent-style-name="Default" style:data-style-name="N2">
      <style:text-properties style:text-position=""/>
    </style:style>
    <style:style style:name="ce12" style:family="table-cell" style:parent-style-name="Default" style:data-style-name="N2">
      <style:table-cell-properties fo:background-color="#ffff00"/>
      <style:text-properties style:text-position=""/>
    </style:style>
    <style:style style:name="ce13" style:family="table-cell" style:parent-style-name="Default" style:data-style-name="N108">
      <style:table-cell-properties fo:background-color="#ffff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6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8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"/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4" style:family="table-cell" style:parent-style-name="Default" style:data-style-name="N3"/>
    <style:style style:name="ce35" style:family="table-cell" style:parent-style-name="Default" style:data-style-name="N108"/>
    <style:style style:name="ce36" style:family="table-cell" style:parent-style-name="Default" style:data-style-name="N2"/>
    <style:style style:name="ce37" style:family="table-cell" style:parent-style-name="Default" style:data-style-name="N2">
      <style:table-cell-properties fo:background-color="#ffff00"/>
    </style:style>
    <style:style style:name="ce38" style:family="table-cell" style:parent-style-name="Default" style:data-style-name="N108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1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44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8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9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 table:style-name="ce7" office:value-type="string" calcext:value-type="string">
            <text:p>OBX IDE </text:p>
            <text:p>0.7.21</text:p>
          </table:table-cell>
          <table:table-cell table:style-name="ce7"/>
          <table:table-cell table:style-name="ce7" office:value-type="string" calcext:value-type="string">
            <text:p>  OBXLJ</text:p>
            <text:p>2021-07-11</text:p>
          </table:table-cell>
          <table:table-cell table:style-name="ce7"/>
          <table:table-cell table:style-name="ce14" office:value-type="string" calcext:value-type="string">
            <text:p>OBXMC 21-08-28</text:p>
            <text:p><text:span text:style-name="T2">Mono3</text:span></text:p>
          </table:table-cell>
          <table:table-cell table:style-name="ce7"/>
          <table:table-cell table:style-name="ce14" office:value-type="string" calcext:value-type="string">
            <text:p>OBXMC 21-09-12</text:p>
            <text:p><text:span text:style-name="T2">Mono3</text:span></text:p>
          </table:table-cell>
          <table:table-cell table:style-name="ce7"/>
          <table:table-cell table:style-name="ce14" office:value-type="string" calcext:value-type="string">
            <text:p>OBXMC 21-08-28</text:p>
            <text:p><text:span text:style-name="T2">Mono5</text:span></text:p>
          </table:table-cell>
          <table:table-cell table:style-name="ce7" table:number-columns-repeated="997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3" office:value-type="float" office:value="1" calcext:value-type="float">
            <text:p>1.0</text:p>
          </table:table-cell>
          <table:table-cell office:value-type="float" office:value="116" calcext:value-type="float">
            <text:p>116</text:p>
          </table:table-cell>
          <table:table-cell table:style-name="ce10" table:formula="of:=[.I3]/[.G3]" office:value-type="float" office:value="0.33333333333333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table:style-name="ce10" table:formula="of:=[.K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10" table:formula="of:=[.M3]/[.G3]" office:value-type="float" office:value="0.0919540229885057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style-name="ce10" table:formula="of:=[.O3]/[.G3]" office:value-type="float" office:value="0.0919540229885057" calcext:value-type="float">
            <text:p>0.1</text:p>
          </table:table-cell>
          <table:table-cell table:style-name="ce9" office:value-type="float" office:value="41" calcext:value-type="float">
            <text:p>41</text:p>
          </table:table-cell>
          <table:table-cell table:style-name="ce10" table:formula="of:=[.Q3]/[.G3]" office:value-type="float" office:value="0.117816091954023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9897" calcext:value-type="float">
            <text:p>19'897</text:p>
          </table:table-cell>
          <table:table-cell table:style-name="ce10" table:formula="of:=[.I4]/[.G4]" office:value-type="float" office:value="0.501120765646644" calcext:value-type="float">
            <text:p>0.5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K4]/[.G4]" office:value-type="float" office:value="0.573857196826596" calcext:value-type="float">
            <text:p>0.6</text:p>
          </table:table-cell>
          <table:table-cell table:style-name="ce9" office:value-type="float" office:value="6866" calcext:value-type="float">
            <text:p>6'866</text:p>
          </table:table-cell>
          <table:table-cell table:style-name="ce10" table:formula="of:=[.M4]/[.G4]" office:value-type="float" office:value="0.172925324266465" calcext:value-type="float">
            <text:p>0.2</text:p>
          </table:table-cell>
          <table:table-cell table:style-name="ce9" office:value-type="float" office:value="6479" calcext:value-type="float">
            <text:p>6'479</text:p>
          </table:table-cell>
          <table:table-cell table:style-name="ce10" table:formula="of:=[.O4]/[.G4]" office:value-type="float" office:value="0.163178441002393" calcext:value-type="float">
            <text:p>0.2</text:p>
          </table:table-cell>
          <table:table-cell table:style-name="ce9" office:value-type="float" office:value="7321" calcext:value-type="float">
            <text:p>7'321</text:p>
          </table:table-cell>
          <table:table-cell table:style-name="ce10" table:formula="of:=[.Q4]/[.G4]" office:value-type="float" office:value="0.184384838181589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65632" calcext:value-type="float">
            <text:p>165'632</text:p>
          </table:table-cell>
          <table:table-cell table:style-name="ce10" table:formula="of:=[.I5]/[.G5]" office:value-type="float" office:value="21.07545489248" calcext:value-type="float">
            <text:p>21.1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K5]/[.G5]" office:value-type="float" office:value="20.6894006871103" calcext:value-type="float">
            <text:p>20.7</text:p>
          </table:table-cell>
          <table:table-cell table:style-name="ce9" office:value-type="float" office:value="7679" calcext:value-type="float">
            <text:p>7'679</text:p>
          </table:table-cell>
          <table:table-cell table:style-name="ce10" table:formula="of:=[.M5]/[.G5]" office:value-type="float" office:value="0.977096322687365" calcext:value-type="float">
            <text:p>1.0</text:p>
          </table:table-cell>
          <table:table-cell table:style-name="ce9" office:value-type="float" office:value="7073" calcext:value-type="float">
            <text:p>7'073</text:p>
          </table:table-cell>
          <table:table-cell table:style-name="ce10" table:formula="of:=[.O5]/[.G5]" office:value-type="float" office:value="0.899987275734826" calcext:value-type="float">
            <text:p>0.9</text:p>
          </table:table-cell>
          <table:table-cell table:style-name="ce9" office:value-type="float" office:value="8948" calcext:value-type="float">
            <text:p>8'948</text:p>
          </table:table-cell>
          <table:table-cell table:style-name="ce10" table:formula="of:=[.Q5]/[.G5]" office:value-type="float" office:value="1.13856724774144" calcext:value-type="float">
            <text:p>1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4440679" calcext:value-type="float">
            <text:p>4'440'679</text:p>
          </table:table-cell>
          <table:table-cell table:style-name="ce10" table:formula="of:=[.I6]/[.G6]" office:value-type="float" office:value="0.542514806923581" calcext:value-type="float">
            <text:p>0.5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K6]/[.G6]" office:value-type="float" office:value="0.542639053138775" calcext:value-type="float">
            <text:p>0.5</text:p>
          </table:table-cell>
          <table:table-cell table:style-name="ce9" office:value-type="float" office:value="1087598" calcext:value-type="float">
            <text:p>1'087'598</text:p>
          </table:table-cell>
          <table:table-cell table:style-name="ce10" table:formula="of:=[.M6]/[.G6]" office:value-type="float" office:value="0.13287112601034" calcext:value-type="float">
            <text:p>0.1</text:p>
          </table:table-cell>
          <table:table-cell table:style-name="ce9" office:value-type="float" office:value="1069822" calcext:value-type="float">
            <text:p>1'069'822</text:p>
          </table:table-cell>
          <table:table-cell table:style-name="ce10" table:formula="of:=[.O6]/[.G6]" office:value-type="float" office:value="0.13069944388518" calcext:value-type="float">
            <text:p>0.1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0" table:formula="of:=[.Q6]/[.G6]" office:value-type="float" office:value="0.140712320533245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0610" calcext:value-type="float">
            <text:p>10'610</text:p>
          </table:table-cell>
          <table:table-cell table:style-name="ce10" table:formula="of:=[.I7]/[.G7]" office:value-type="float" office:value="0.71927326960884" calcext:value-type="float">
            <text:p>0.7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K7]/[.G7]" office:value-type="float" office:value="0.821774794929157" calcext:value-type="float">
            <text:p>0.8</text:p>
          </table:table-cell>
          <table:table-cell table:style-name="ce9" office:value-type="float" office:value="1899" calcext:value-type="float">
            <text:p>1'899</text:p>
          </table:table-cell>
          <table:table-cell table:style-name="ce10" table:formula="of:=[.M7]/[.G7]" office:value-type="float" office:value="0.128737034777303" calcext:value-type="float">
            <text:p>0.1</text:p>
          </table:table-cell>
          <table:table-cell table:style-name="ce9" office:value-type="float" office:value="1820" calcext:value-type="float">
            <text:p>1'820</text:p>
          </table:table-cell>
          <table:table-cell table:style-name="ce10" table:formula="of:=[.O7]/[.G7]" office:value-type="float" office:value="0.123381465663345" calcext:value-type="float">
            <text:p>0.1</text:p>
          </table:table-cell>
          <table:table-cell table:style-name="ce9" office:value-type="float" office:value="1949" calcext:value-type="float">
            <text:p>1'949</text:p>
          </table:table-cell>
          <table:table-cell table:style-name="ce10" table:formula="of:=[.Q7]/[.G7]" office:value-type="float" office:value="0.13212663548234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45" calcext:value-type="float">
            <text:p>145</text:p>
          </table:table-cell>
          <table:table-cell table:style-name="ce10" table:formula="of:=[.I8]/[.G8]" office:value-type="float" office:value="0.582329317269076" calcext:value-type="float">
            <text:p>0.6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K8]/[.G8]" office:value-type="float" office:value="0.759036144578313" calcext:value-type="float">
            <text:p>0.8</text:p>
          </table:table-cell>
          <table:table-cell table:style-name="ce9" office:value-type="float" office:value="116" calcext:value-type="float">
            <text:p>116</text:p>
          </table:table-cell>
          <table:table-cell table:style-name="ce10" table:formula="of:=[.M8]/[.G8]" office:value-type="float" office:value="0.465863453815261" calcext:value-type="float">
            <text:p>0.5</text:p>
          </table:table-cell>
          <table:table-cell table:style-name="ce9" office:value-type="float" office:value="116" calcext:value-type="float">
            <text:p>116</text:p>
          </table:table-cell>
          <table:table-cell table:style-name="ce10" table:formula="of:=[.O8]/[.G8]" office:value-type="float" office:value="0.465863453815261" calcext:value-type="float">
            <text:p>0.5</text:p>
          </table:table-cell>
          <table:table-cell table:style-name="ce9" office:value-type="float" office:value="126" calcext:value-type="float">
            <text:p>126</text:p>
          </table:table-cell>
          <table:table-cell table:style-name="ce10" table:formula="of:=[.Q8]/[.G8]" office:value-type="float" office:value="0.506024096385542" calcext:value-type="float">
            <text:p>0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4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651" calcext:value-type="float">
            <text:p>651</text:p>
          </table:table-cell>
          <table:table-cell table:style-name="ce10" table:formula="of:=[.I9]/[.G9]" office:value-type="float" office:value="0.96301775147929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K9]/[.G9]" office:value-type="float" office:value="0.985207100591716" calcext:value-type="float">
            <text:p>1.0</text:p>
          </table:table-cell>
          <table:table-cell table:style-name="ce9" office:value-type="float" office:value="206" calcext:value-type="float">
            <text:p>206</text:p>
          </table:table-cell>
          <table:table-cell table:style-name="ce10" table:formula="of:=[.M9]/[.G9]" office:value-type="float" office:value="0.304733727810651" calcext:value-type="float">
            <text:p>0.3</text:p>
          </table:table-cell>
          <table:table-cell table:style-name="ce9" office:value-type="float" office:value="199" calcext:value-type="float">
            <text:p>199</text:p>
          </table:table-cell>
          <table:table-cell table:style-name="ce10" table:formula="of:=[.O9]/[.G9]" office:value-type="float" office:value="0.294378698224852" calcext:value-type="float">
            <text:p>0.3</text:p>
          </table:table-cell>
          <table:table-cell table:style-name="ce9" office:value-type="float" office:value="222" calcext:value-type="float">
            <text:p>222</text:p>
          </table:table-cell>
          <table:table-cell table:style-name="ce10" table:formula="of:=[.Q9]/[.G9]" office:value-type="float" office:value="0.328402366863905" calcext:value-type="float">
            <text:p>0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[.M10]/[.G10]" office:value-type="float" office:value="1.5" calcext:value-type="float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O10]/[.G10]" office:value-type="float" office:value="1" calcext:value-type="float">
            <text:p>1.0</text:p>
          </table:table-cell>
          <table:table-cell table:style-name="ce9" office:value-type="float" office:value="11" calcext:value-type="float">
            <text:p>11</text:p>
          </table:table-cell>
          <table:table-cell table:style-name="ce10" table:formula="of:=[.Q10]/[.G10]" office:value-type="float" office:value="5.5" calcext:value-type="float">
            <text:p>5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K11]/[.G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M11]/[.G11]" office:value-type="float" office:value="0.5" calcext:value-type="float">
            <text:p>0.5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O11]/[.G11]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10" table:formula="of:=[.Q11]/[.G11]" office:value-type="float" office:value="1.125" calcext:value-type="float">
            <text:p>1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6" calcext:value-type="float">
            <text:p>526</text:p>
          </table:table-cell>
          <table:table-cell table:style-name="ce10" table:formula="of:=[.I12]/[.G12]" office:value-type="float" office:value="1.60365853658537" calcext:value-type="float">
            <text:p>1.6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K12]/[.G12]" office:value-type="float" office:value="1.72560975609756" calcext:value-type="float">
            <text:p>1.7</text:p>
          </table:table-cell>
          <table:table-cell table:style-name="ce9" office:value-type="float" office:value="216" calcext:value-type="float">
            <text:p>216</text:p>
          </table:table-cell>
          <table:table-cell table:style-name="ce10" table:formula="of:=[.M12]/[.G12]" office:value-type="float" office:value="0.658536585365854" calcext:value-type="float">
            <text:p>0.7</text:p>
          </table:table-cell>
          <table:table-cell table:style-name="ce9" office:value-type="float" office:value="220" calcext:value-type="float">
            <text:p>220</text:p>
          </table:table-cell>
          <table:table-cell table:style-name="ce10" table:formula="of:=[.O12]/[.G12]" office:value-type="float" office:value="0.670731707317073" calcext:value-type="float">
            <text:p>0.7</text:p>
          </table:table-cell>
          <table:table-cell table:style-name="ce9" office:value-type="float" office:value="272" calcext:value-type="float">
            <text:p>272</text:p>
          </table:table-cell>
          <table:table-cell table:style-name="ce10" table:formula="of:=[.Q12]/[.G12]" office:value-type="float" office:value="0.829268292682927" calcext:value-type="float">
            <text:p>0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305" calcext:value-type="float">
            <text:p>305</text:p>
          </table:table-cell>
          <table:table-cell table:style-name="ce10" table:formula="of:=[.I13]/[.G13]" office:value-type="float" office:value="1.02693602693603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K13]/[.G13]" office:value-type="float" office:value="1" calcext:value-type="float">
            <text:p>1.0</text:p>
          </table:table-cell>
          <table:table-cell table:style-name="ce9" office:value-type="float" office:value="200" calcext:value-type="float">
            <text:p>200</text:p>
          </table:table-cell>
          <table:table-cell table:style-name="ce10" table:formula="of:=[.M13]/[.G13]" office:value-type="float" office:value="0.673400673400673" calcext:value-type="float">
            <text:p>0.7</text:p>
          </table:table-cell>
          <table:table-cell table:style-name="ce9" office:value-type="float" office:value="210" calcext:value-type="float">
            <text:p>210</text:p>
          </table:table-cell>
          <table:table-cell table:style-name="ce10" table:formula="of:=[.O13]/[.G13]" office:value-type="float" office:value="0.707070707070707" calcext:value-type="float">
            <text:p>0.7</text:p>
          </table:table-cell>
          <table:table-cell table:style-name="ce9" office:value-type="float" office:value="228" calcext:value-type="float">
            <text:p>228</text:p>
          </table:table-cell>
          <table:table-cell table:style-name="ce10" table:formula="of:=[.Q13]/[.G13]" office:value-type="float" office:value="0.767676767676768" calcext:value-type="float">
            <text:p>0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I14]/[.G14]" office:value-type="float" office:value="0.722689075630252" calcext:value-type="float">
            <text:p>0.7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K14]/[.G14]" office:value-type="float" office:value="0.781512605042017" calcext:value-type="float">
            <text:p>0.8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M14]/[.G14]" office:value-type="float" office:value="0.722689075630252" calcext:value-type="float">
            <text:p>0.7</text:p>
          </table:table-cell>
          <table:table-cell table:style-name="ce9" office:value-type="float" office:value="84" calcext:value-type="float">
            <text:p>84</text:p>
          </table:table-cell>
          <table:table-cell table:style-name="ce10" table:formula="of:=[.O14]/[.G14]" office:value-type="float" office:value="0.705882352941176" calcext:value-type="float">
            <text:p>0.7</text:p>
          </table:table-cell>
          <table:table-cell table:style-name="ce9" office:value-type="float" office:value="99" calcext:value-type="float">
            <text:p>99</text:p>
          </table:table-cell>
          <table:table-cell table:style-name="ce10" table:formula="of:=[.Q14]/[.G14]" office:value-type="float" office:value="0.831932773109244" calcext:value-type="float">
            <text:p>0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219" calcext:value-type="float">
            <text:p>2'219</text:p>
          </table:table-cell>
          <table:table-cell table:style-name="ce10" table:formula="of:=[.I15]/[.G15]" office:value-type="float" office:value="1.00772025431426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K15]/[.G15]" office:value-type="float" office:value="1.00544959128065" calcext:value-type="float">
            <text:p>1.0</text:p>
          </table:table-cell>
          <table:table-cell table:style-name="ce9" office:value-type="float" office:value="404" calcext:value-type="float">
            <text:p>404</text:p>
          </table:table-cell>
          <table:table-cell table:style-name="ce10" table:formula="of:=[.M15]/[.G15]" office:value-type="float" office:value="0.18346957311535" calcext:value-type="float">
            <text:p>0.2</text:p>
          </table:table-cell>
          <table:table-cell table:style-name="ce9" office:value-type="float" office:value="337" calcext:value-type="float">
            <text:p>337</text:p>
          </table:table-cell>
          <table:table-cell table:style-name="ce10" table:formula="of:=[.O15]/[.G15]" office:value-type="float" office:value="0.153042688465032" calcext:value-type="float">
            <text:p>0.2</text:p>
          </table:table-cell>
          <table:table-cell table:style-name="ce9" office:value-type="float" office:value="384" calcext:value-type="float">
            <text:p>384</text:p>
          </table:table-cell>
          <table:table-cell table:style-name="ce10" table:formula="of:=[.Q15]/[.G15]" office:value-type="float" office:value="0.174386920980926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6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4" calcext:value-type="float">
            <text:p>524</text:p>
          </table:table-cell>
          <table:table-cell table:style-name="ce10" table:formula="of:=[.I16]/[.G16]" office:value-type="float" office:value="1.75250836120401" calcext:value-type="float">
            <text:p>1.8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K16]/[.G16]" office:value-type="float" office:value="1.69565217391304" calcext:value-type="float">
            <text:p>1.7</text:p>
          </table:table-cell>
          <table:table-cell table:style-name="ce9" office:value-type="float" office:value="519" calcext:value-type="float">
            <text:p>519</text:p>
          </table:table-cell>
          <table:table-cell table:style-name="ce10" table:formula="of:=[.M16]/[.G16]" office:value-type="float" office:value="1.73578595317726" calcext:value-type="float">
            <text:p>1.7</text:p>
          </table:table-cell>
          <table:table-cell table:style-name="ce9" office:value-type="float" office:value="500" calcext:value-type="float">
            <text:p>500</text:p>
          </table:table-cell>
          <table:table-cell table:style-name="ce10" table:formula="of:=[.O16]/[.G16]" office:value-type="float" office:value="1.67224080267559" calcext:value-type="float">
            <text:p>1.7</text:p>
          </table:table-cell>
          <table:table-cell table:style-name="ce9" office:value-type="float" office:value="482" calcext:value-type="float">
            <text:p>482</text:p>
          </table:table-cell>
          <table:table-cell table:style-name="ce10" table:formula="of:=[.Q16]/[.G16]" office:value-type="float" office:value="1.61204013377926" calcext:value-type="float">
            <text:p>1.6</text:p>
          </table:table-cell>
          <table:table-cell table:number-columns-repeated="996"/>
        </table:table-row>
        <table:table-row table:style-name="ro2">
          <table:table-cell table:number-columns-repeated="1014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1397" calcext:value-type="float">
            <text:p>4'641'397</text:p>
          </table:table-cell>
          <table:table-cell table:style-name="ce10" table:formula="of:=[.I18]/[.G18]" office:value-type="float" office:value="0.562443386329687" calcext:value-type="float">
            <text:p>0.6</text:p>
          </table:table-cell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0" table:formula="of:=[.K18]/[.G18]" office:value-type="float" office:value="0.562741003826493" calcext:value-type="float">
            <text:p>0.6</text:p>
          </table:table-cell>
          <table:table-cell table:style-name="ce9" table:formula="of:=SUM([.M3:.M16])" office:value-type="float" office:value="1105828" calcext:value-type="float">
            <text:p>1'105'828</text:p>
          </table:table-cell>
          <table:table-cell table:style-name="ce10" table:formula="of:=[.M18]/[.G18]" office:value-type="float" office:value="0.134003974453852" calcext:value-type="float">
            <text:p>0.1</text:p>
          </table:table-cell>
          <table:table-cell table:style-name="ce9" table:formula="of:=SUM([.O3:.O16])" office:value-type="float" office:value="1086898" calcext:value-type="float">
            <text:p>1'086'898</text:p>
          </table:table-cell>
          <table:table-cell table:style-name="ce10" table:formula="of:=[.O18]/[.G18]" office:value-type="float" office:value="0.131710041548905" calcext:value-type="float">
            <text:p>0.1</text:p>
          </table:table-cell>
          <table:table-cell table:style-name="ce9" table:formula="of:=SUM([.Q3:.Q16])" office:value-type="float" office:value="1171873" calcext:value-type="float">
            <text:p>1'171'873</text:p>
          </table:table-cell>
          <table:table-cell table:style-name="ce10" table:formula="of:=[.Q18]/[.G18]" office:value-type="float" office:value="0.142007291871031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3" office:value-type="float" office:value="1" calcext:value-type="float">
            <text:p>1.0</text:p>
          </table:table-cell>
          <table:table-cell table:style-name="ce9"/>
          <table:table-cell table:style-name="ce12" table:formula="of:=GEOMEAN([.J3:.J16])" office:value-type="float" office:value="1.00085453361375" calcext:value-type="float">
            <text:p>1.00</text:p>
          </table:table-cell>
          <table:table-cell table:style-name="ce9"/>
          <table:table-cell table:style-name="ce12" table:formula="of:=GEOMEAN([.L3:.L16])" office:value-type="float" office:value="1.04481652512334" calcext:value-type="float">
            <text:p>1.04</text:p>
          </table:table-cell>
          <table:table-cell table:style-name="ce9"/>
          <table:table-cell table:style-name="ce12" table:formula="of:=GEOMEAN([.N3:.N16])" office:value-type="float" office:value="0.402095330948297" calcext:value-type="float">
            <text:p>0.40</text:p>
          </table:table-cell>
          <table:table-cell table:style-name="ce9"/>
          <table:table-cell table:style-name="ce12" table:formula="of:=GEOMEAN([.P3:.P16])" office:value-type="float" office:value="0.379376376859695" calcext:value-type="float">
            <text:p>0.38</text:p>
          </table:table-cell>
          <table:table-cell/>
          <table:table-cell table:style-name="ce12" table:formula="of:=GEOMEAN([.R3:.R16])" office:value-type="float" office:value="0.505122595579463" calcext:value-type="float">
            <text:p>0.5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1" table:formula="of:=1/[.D19]" office:value-type="float" office:value="4.14914507513347" calcext:value-type="float">
            <text:p>4.15</text:p>
          </table:table-cell>
          <table:table-cell/>
          <table:table-cell table:style-name="ce11" table:formula="of:=1/[.F19]" office:value-type="float" office:value="2.54108550290727" calcext:value-type="float">
            <text:p>2.54</text:p>
          </table:table-cell>
          <table:table-cell/>
          <table:table-cell table:style-name="ce11" table:formula="of:=1/[.H19]" office:value-type="float" office:value="1" calcext:value-type="float">
            <text:p>1.00</text:p>
          </table:table-cell>
          <table:table-cell/>
          <table:table-cell table:style-name="ce11" table:formula="of:=1/[.J19]" office:value-type="float" office:value="0.999146195990476" calcext:value-type="float">
            <text:p>1.00</text:p>
          </table:table-cell>
          <table:table-cell/>
          <table:table-cell table:style-name="ce11" table:formula="of:=1/[.L19]" office:value-type="float" office:value="0.9571058419869" calcext:value-type="float">
            <text:p>0.96</text:p>
          </table:table-cell>
          <table:table-cell/>
          <table:table-cell table:style-name="ce11" table:formula="of:=1/[.N19]" office:value-type="float" office:value="2.48697242427961" calcext:value-type="float">
            <text:p>2.49</text:p>
          </table:table-cell>
          <table:table-cell/>
          <table:table-cell table:style-name="ce11" table:formula="of:=1/[.P19]" office:value-type="float" office:value="2.63590476633665" calcext:value-type="float">
            <text:p>2.64</text:p>
          </table:table-cell>
          <table:table-cell/>
          <table:table-cell table:style-name="ce11" table:formula="of:=1/[.R19]" office:value-type="float" office:value="1.97971741662601" calcext:value-type="float">
            <text:p>1.98</text:p>
          </table:table-cell>
          <table:table-cell table:number-columns-repeated="996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 table:style-name="ce15" table:formula="of:=[.R19]/[.N19]" office:value-type="float" office:value="1.25622596608667" calcext:value-type="float">
            <text:p>1.26</text:p>
          </table:table-cell>
          <table:table-cell table:style-name="ce11"/>
          <table:table-cell table:number-columns-repeated="996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1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easurements done between 2021-07-07 - 2021-08-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12"/>
        </table:table-row>
        <table:table-row table:style-name="ro2" table:number-rows-repeated="1048543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Win32_x86" table:style-name="ta1">
        <table:table-column table:style-name="co15" table:default-cell-style-name="Default"/>
        <table:table-column table:style-name="co16" table:default-cell-style-name="ce5"/>
        <table:table-column table:style-name="co17" table:default-cell-style-name="ce9"/>
        <table:table-column table:style-name="co18" table:default-cell-style-name="ce13"/>
        <table:table-column table:style-name="co19" table:default-cell-style-name="ce9"/>
        <table:table-column table:style-name="co20" table:default-cell-style-name="ce10"/>
        <table:table-column table:style-name="co13" table:default-cell-style-name="ce9"/>
        <table:table-column table:style-name="co21" table:default-cell-style-name="ce10"/>
        <table:table-column table:style-name="co8" table:default-cell-style-name="ce9"/>
        <table:table-column table:style-name="co12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12" table:default-cell-style-name="ce10"/>
        <table:table-column table:style-name="co15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4" office:value-type="string" calcext:value-type="string">
            <text:p>OBXMC 21-08-28</text:p>
            <text:p>Mono 3 Linux</text:p>
          </table:table-cell>
          <table:table-cell table:style-name="ce14"/>
          <table:table-cell table:style-name="ce14" office:value-type="string" calcext:value-type="string">
            <text:p>OBXMC 21-08-28</text:p>
            <text:p>Mono 3 Win</text:p>
          </table:table-cell>
          <table:table-cell table:style-name="ce7"/>
          <table:table-cell table:style-name="ce14" office:value-type="string" calcext:value-type="string">
            <text:p>OBXMC 21-08-28</text:p>
            <text:p>Mono 5 Win</text:p>
          </table:table-cell>
          <table:table-cell table:style-name="ce7"/>
          <table:table-cell table:style-name="ce14" office:value-type="string" calcext:value-type="string">
            <text:p>OBXMC 21-08-28 </text:p>
            <text:p>.Net 4.0 Win</text:p>
          </table:table-cell>
          <table:table-cell table:style-name="ce7"/>
          <table:table-cell table:style-name="ce14" office:value-type="string" calcext:value-type="string">
            <text:p>OBXMC 21-08-28</text:p>
            <text:p>CoreCLR 3.1 Win</text:p>
          </table:table-cell>
          <table:table-cell table:style-name="ce7"/>
          <table:table-cell table:style-name="ce14" office:value-type="string" calcext:value-type="string">
            <text:p>OBXMC 21-08-28</text:p>
            <text:p>CoreCLR 5.0 Win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I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I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K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M4]/[.C4]" office:value-type="float" office:value="1.2863384794640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I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K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M5]/[.C5]" office:value-type="float" office:value="0.88982940487042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812443" calcext:value-type="float">
            <text:p>1'812'443</text:p>
          </table:table-cell>
          <table:table-cell table:formula="of:=[.I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K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M6]/[.C6]" office:value-type="float" office:value="1.4147525096589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I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K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M7]/[.C7]" office:value-type="float" office:value="1.09689310163244" calcext:value-type="float">
            <text:p>1.1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I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K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M8]/[.C8]" office:value-type="float" office:value="1.55172413793103" calcext:value-type="float">
            <text:p>1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I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K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M9]/[.C9]" office:value-type="float" office:value="0.62621359223301" calcext:value-type="float">
            <text:p>0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formula="of:=[.I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K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I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K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M12]/[.C12]" office:value-type="float" office:value="1.51851851851852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250" calcext:value-type="float">
            <text:p>250</text:p>
          </table:table-cell>
          <table:table-cell table:formula="of:=[.I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K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M13]/[.C13]" office:value-type="float" office:value="1.345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56" calcext:value-type="float">
            <text:p>156</text:p>
          </table:table-cell>
          <table:table-cell table:formula="of:=[.I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K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M14]/[.C14]" office:value-type="float" office:value="0.7209302325581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499" calcext:value-type="float">
            <text:p>499</text:p>
          </table:table-cell>
          <table:table-cell table:formula="of:=[.I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K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M15]/[.C15]" office:value-type="float" office:value="1.28960396039604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81" calcext:value-type="float">
            <text:p>781</text:p>
          </table:table-cell>
          <table:table-cell table:formula="of:=[.I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K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M16]/[.C16]" office:value-type="float" office:value="1.46050096339114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105828" calcext:value-type="float">
            <text:p>1'105'828</text:p>
          </table:table-cell>
          <table:table-cell table:style-name="ce9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837820.4" calcext:value-type="float">
            <text:p>1'837'820</text:p>
          </table:table-cell>
          <table:table-cell/>
          <table:table-cell table:formula="of:=SUM([.K3:.K16])" office:value-type="float" office:value="1680293" calcext:value-type="float">
            <text:p>1'680'293</text:p>
          </table:table-cell>
          <table:table-cell/>
          <table:table-cell table:formula="of:=SUM([.M3:.M16])" office:value-type="float" office:value="1558733" calcext:value-type="float">
            <text:p>1'558'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2" table:formula="of:=GEOMEAN([.H3:.H16])" office:value-type="float" office:value="1.40646100196893" calcext:value-type="float">
            <text:p>1.41</text:p>
          </table:table-cell>
          <table:table-cell/>
          <table:table-cell table:style-name="ce12" table:formula="of:=GEOMEAN([.J3:.J16])" office:value-type="float" office:value="1.27417072205126" calcext:value-type="float">
            <text:p>1.27</text:p>
          </table:table-cell>
          <table:table-cell/>
          <table:table-cell table:style-name="ce12" table:formula="of:=GEOMEAN([.L3:.L16])" office:value-type="float" office:value="1.30921256964429" calcext:value-type="float">
            <text:p>1.31</text:p>
          </table:table-cell>
          <table:table-cell/>
          <table:table-cell table:style-name="ce12" table:formula="of:=GEOMEAN([.N3:.N16])" office:value-type="float" office:value="1.21740215773917" calcext:value-type="float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 table:number-columns-repeated="3"/>
          <table:table-cell table:style-name="ce11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1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1" table:formula="of:=1/[.J19]" office:value-type="float" office:value="0.784824186189213" calcext:value-type="float">
            <text:p>0.78</text:p>
          </table:table-cell>
          <table:table-cell table:style-name="Default"/>
          <table:table-cell table:style-name="ce11" table:formula="of:=1/[.L19]" office:value-type="float" office:value="0.76381790336133" calcext:value-type="float">
            <text:p>0.76</text:p>
          </table:table-cell>
          <table:table-cell table:style-name="Default"/>
          <table:table-cell table:style-name="ce11" table:formula="of:=1/[.N19]" office:value-type="float" office:value="0.821421248223426" calcext:value-type="float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 table:style-name="Default" table:number-columns-repeated="3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8" table:formula="of:=[.F19]/[.H19]" office:value-type="float" office:value="0.937982571018644" calcext:value-type="float">
            <text:p>0.94</text:p>
          </table:table-cell>
          <table:table-cell table:style-name="ce17"/>
          <table:table-cell table:style-name="ce19" table:formula="of:=[.F19]/[.J19]" office:value-type="float" office:value="1.03536824683938" calcext:value-type="float">
            <text:p>1.04</text:p>
          </table:table-cell>
          <table:table-cell table:style-name="ce17"/>
          <table:table-cell table:style-name="ce19" table:formula="of:=[.F19]/[.L19]" office:value-type="float" office:value="1.00765600426729" calcext:value-type="float">
            <text:p>1.01</text:p>
          </table:table-cell>
          <table:table-cell table:style-name="ce17"/>
          <table:table-cell table:style-name="ce19" table:formula="of:=[.F19]/[.N19]" office:value-type="float" office:value="1.08364840515333" calcext:value-type="float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 table:number-columns-repeated="6"/>
          <table:table-cell table:style-name="ce11" table:formula="of:=1/[.H21]" office:value-type="float" office:value="1.06611789056379" calcext:value-type="float">
            <text:p>1.07</text:p>
          </table:table-cell>
          <table:table-cell table:style-name="ce11"/>
          <table:table-cell table:style-name="ce11" table:formula="of:=1/[.J21]" office:value-type="float" office:value="0.965839934779394" calcext:value-type="float">
            <text:p>0.97</text:p>
          </table:table-cell>
          <table:table-cell table:style-name="ce11"/>
          <table:table-cell table:style-name="ce11" table:formula="of:=1/[.L21]" office:value-type="float" office:value="0.99240216479149" calcext:value-type="float">
            <text:p>0.99</text:p>
          </table:table-cell>
          <table:table-cell table:style-name="ce11"/>
          <table:table-cell table:style-name="ce11" table:formula="of:=1/[.N21]" office:value-type="float" office:value="0.922808537570361" calcext:value-type="float">
            <text:p>0.92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7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9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9"/>
          <table:table-cell table:style-name="Default" office:value-type="string" calcext:value-type="string">
            <text:p>first like Mono5)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3"/>
          <table:table-cell table:number-columns-repeated="2"/>
        </table:table-row>
      </table:table>
      <table:table table:name="Win32_x64" table:style-name="ta1"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ce49"/>
        <table:table-column table:style-name="co28" table:default-cell-style-name="Default"/>
        <table:table-column table:style-name="co4" table:default-cell-style-name="ce49"/>
        <table:table-column table:style-name="co24" table:default-cell-style-name="Default"/>
        <table:table-column table:style-name="co29" table:default-cell-style-name="ce49"/>
        <table:table-column table:style-name="co28" table:default-cell-style-name="Default"/>
        <table:table-column table:style-name="co27" table:default-cell-style-name="ce49"/>
        <table:table-column table:style-name="co30" table:default-cell-style-name="Default"/>
        <table:table-column table:style-name="co29" table:default-cell-style-name="ce49"/>
        <table:table-column table:style-name="co30" table:default-cell-style-name="Default"/>
        <table:table-column table:style-name="co27" table:default-cell-style-name="ce49"/>
        <table:table-column table:style-name="co30" table:default-cell-style-name="Default"/>
        <table:table-column table:style-name="co4" table:default-cell-style-name="ce49"/>
        <table:table-column table:style-name="co24" table:default-cell-style-name="Default"/>
        <table:table-column table:style-name="co31" table:default-cell-style-name="ce49"/>
        <table:table-column table:style-name="co28" table:default-cell-style-name="Default"/>
        <table:table-column table:style-name="co31" table:default-cell-style-name="ce49"/>
        <table:table-row table:style-name="ro2">
          <table:table-cell table:style-name="ce26"/>
          <table:table-cell table:style-name="ce28"/>
          <table:table-cell table:style-name="ce45" office:value-type="string" calcext:value-type="string">
            <text:p>All OBXMC 21-08-28</text:p>
          </table:table-cell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</table:table-row>
        <table:table-row table:style-name="ro2">
          <table:table-cell table:style-name="ce26" office:value-type="string" calcext:value-type="string">
            <text:p>all times in <text:span text:style-name="T3">µ</text:span>s</text:p>
          </table:table-cell>
          <table:table-cell table:style-name="ce28"/>
          <table:table-cell table:style-name="ce39" office:value-type="string" calcext:value-type="string">
            <text:p>Mono 3 x86</text:p>
          </table:table-cell>
          <table:table-cell table:style-name="ce46"/>
          <table:table-cell table:style-name="ce39" office:value-type="string" calcext:value-type="string">
            <text:p>Mono 5 x86</text:p>
          </table:table-cell>
          <table:table-cell table:style-name="ce46"/>
          <table:table-cell table:style-name="ce39" office:value-type="string" calcext:value-type="string">
            <text:p>CoreCLR 3 x86</text:p>
          </table:table-cell>
          <table:table-cell table:style-name="ce46"/>
          <table:table-cell table:style-name="ce39" office:value-type="string" calcext:value-type="string">
            <text:p>CoreCLR 5 x86</text:p>
          </table:table-cell>
          <table:table-cell table:style-name="ce46"/>
          <table:table-cell table:style-name="ce39" office:value-type="string" calcext:value-type="string">
            <text:p>CoreCLR 6 x86</text:p>
          </table:table-cell>
          <table:table-cell table:style-name="ce46"/>
          <table:table-cell table:style-name="ce39" office:value-type="string" calcext:value-type="string">
            <text:p>Mono 5 x64</text:p>
          </table:table-cell>
          <table:table-cell table:style-name="ce46"/>
          <table:table-cell table:style-name="ce39" office:value-type="string" calcext:value-type="string">
            <text:p>CoreCLR 3 x64</text:p>
          </table:table-cell>
          <table:table-cell table:style-name="ce46"/>
          <table:table-cell table:style-name="ce39" office:value-type="string" calcext:value-type="string">
            <text:p>CoreCLR 5 x64</text:p>
          </table:table-cell>
          <table:table-cell table:style-name="ce46"/>
          <table:table-cell table:style-name="ce39" office:value-type="string" calcext:value-type="string">
            <text:p>CoreCLR 6 x64</text:p>
          </table:table-cell>
          <table:table-cell table:style-name="ce46"/>
        </table:table-row>
        <table:table-row table:style-name="ro2">
          <table:table-cell table:style-name="ce27" office:value-type="string" calcext:value-type="string">
            <text:p>Benchmark:</text:p>
          </table:table-cell>
          <table:table-cell table:style-name="ce29" office:value-type="string" calcext:value-type="string">
            <text:p>n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30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59" calcext:value-type="float">
            <text:p>59</text:p>
          </table:table-cell>
          <table:table-cell table:style-name="ce50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50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50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50" table:formula="of:=[.K4]/[.C4]" office:value-type="float" office:value="0.844827586206896" calcext:value-type="float">
            <text:p>0.8</text:p>
          </table:table-cell>
          <table:table-cell table:style-name="ce34" office:value-type="float" office:value="63" calcext:value-type="float">
            <text:p>63</text:p>
          </table:table-cell>
          <table:table-cell table:style-name="ce50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50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50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50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30" office:value-type="string" calcext:value-type="string">
            <text:p>100/1</text:p>
          </table:table-cell>
          <table:table-cell table:style-name="ce34" office:value-type="float" office:value="11406" calcext:value-type="float">
            <text:p>11'406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0468" calcext:value-type="float">
            <text:p>10'468</text:p>
          </table:table-cell>
          <table:table-cell table:style-name="ce50" table:formula="of:=[.E5]/[.C5]" office:value-type="float" office:value="0.917762581097668" calcext:value-type="float">
            <text:p>0.9</text:p>
          </table:table-cell>
          <table:table-cell table:style-name="ce34" office:value-type="float" office:value="8322" calcext:value-type="float">
            <text:p>8'322</text:p>
          </table:table-cell>
          <table:table-cell table:style-name="ce50" table:formula="of:=[.G5]/[.C5]" office:value-type="float" office:value="0.729615991583377" calcext:value-type="float">
            <text:p>0.7</text:p>
          </table:table-cell>
          <table:table-cell table:style-name="ce34" office:value-type="float" office:value="8832" calcext:value-type="float">
            <text:p>8'832</text:p>
          </table:table-cell>
          <table:table-cell table:style-name="ce50" table:formula="of:=[.I5]/[.C5]" office:value-type="float" office:value="0.774329300368227" calcext:value-type="float">
            <text:p>0.8</text:p>
          </table:table-cell>
          <table:table-cell table:style-name="ce34" office:value-type="float" office:value="8204" calcext:value-type="float">
            <text:p>8'204</text:p>
          </table:table-cell>
          <table:table-cell table:style-name="ce50" table:formula="of:=[.K5]/[.C5]" office:value-type="float" office:value="0.719270559354726" calcext:value-type="float">
            <text:p>0.7</text:p>
          </table:table-cell>
          <table:table-cell table:style-name="ce34" office:value-type="float" office:value="9999" calcext:value-type="float">
            <text:p>9'999</text:p>
          </table:table-cell>
          <table:table-cell table:style-name="ce50" table:formula="of:=[.M5]/[.C5]" office:value-type="float" office:value="0.876643871646502" calcext:value-type="float">
            <text:p>0.9</text:p>
          </table:table-cell>
          <table:table-cell table:style-name="ce34" office:value-type="float" office:value="8246" calcext:value-type="float">
            <text:p>8'246</text:p>
          </table:table-cell>
          <table:table-cell table:style-name="ce50" table:formula="of:=[.O5]/[.C5]" office:value-type="float" office:value="0.72295283184289" calcext:value-type="float">
            <text:p>0.7</text:p>
          </table:table-cell>
          <table:table-cell table:style-name="ce34" office:value-type="float" office:value="8161" calcext:value-type="float">
            <text:p>8'161</text:p>
          </table:table-cell>
          <table:table-cell table:style-name="ce50" table:formula="of:=[.Q5]/[.C5]" office:value-type="float" office:value="0.715500613712081" calcext:value-type="float">
            <text:p>0.7</text:p>
          </table:table-cell>
          <table:table-cell table:style-name="ce34" office:value-type="float" office:value="9710" calcext:value-type="float">
            <text:p>9'710</text:p>
          </table:table-cell>
          <table:table-cell table:style-name="ce50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30" office:value-type="string" calcext:value-type="string">
            <text:p>100/1</text:p>
          </table:table-cell>
          <table:table-cell table:style-name="ce34" office:value-type="float" office:value="12342" calcext:value-type="float">
            <text:p>12'342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2031" calcext:value-type="float">
            <text:p>12'031</text:p>
          </table:table-cell>
          <table:table-cell table:style-name="ce50" table:formula="of:=[.E6]/[.C6]" office:value-type="float" office:value="0.974801490844272" calcext:value-type="float">
            <text:p>1.0</text:p>
          </table:table-cell>
          <table:table-cell table:style-name="ce34" office:value-type="float" office:value="7996" calcext:value-type="float">
            <text:p>7'996</text:p>
          </table:table-cell>
          <table:table-cell table:style-name="ce50" table:formula="of:=[.G6]/[.C6]" office:value-type="float" office:value="0.647869064981364" calcext:value-type="float">
            <text:p>0.6</text:p>
          </table:table-cell>
          <table:table-cell table:style-name="ce34" office:value-type="float" office:value="6833" calcext:value-type="float">
            <text:p>6'833</text:p>
          </table:table-cell>
          <table:table-cell table:style-name="ce50" table:formula="of:=[.I6]/[.C6]" office:value-type="float" office:value="0.553637984119268" calcext:value-type="float">
            <text:p>0.6</text:p>
          </table:table-cell>
          <table:table-cell table:style-name="ce34" office:value-type="float" office:value="6092" calcext:value-type="float">
            <text:p>6'092</text:p>
          </table:table-cell>
          <table:table-cell table:style-name="ce50" table:formula="of:=[.K6]/[.C6]" office:value-type="float" office:value="0.493599092529574" calcext:value-type="float">
            <text:p>0.5</text:p>
          </table:table-cell>
          <table:table-cell table:style-name="ce34" office:value-type="float" office:value="14687" calcext:value-type="float">
            <text:p>14'687</text:p>
          </table:table-cell>
          <table:table-cell table:style-name="ce50" table:formula="of:=[.M6]/[.C6]" office:value-type="float" office:value="1.1900016204829" calcext:value-type="float">
            <text:p>1.2</text:p>
          </table:table-cell>
          <table:table-cell table:style-name="ce34" office:value-type="float" office:value="10262" calcext:value-type="float">
            <text:p>10'262</text:p>
          </table:table-cell>
          <table:table-cell table:style-name="ce50" table:formula="of:=[.O6]/[.C6]" office:value-type="float" office:value="0.831469777993842" calcext:value-type="float">
            <text:p>0.8</text:p>
          </table:table-cell>
          <table:table-cell table:style-name="ce34" office:value-type="float" office:value="7089" calcext:value-type="float">
            <text:p>7'089</text:p>
          </table:table-cell>
          <table:table-cell table:style-name="ce50" table:formula="of:=[.Q6]/[.C6]" office:value-type="float" office:value="0.574380165289256" calcext:value-type="float">
            <text:p>0.6</text:p>
          </table:table-cell>
          <table:table-cell table:style-name="ce34" office:value-type="float" office:value="7417" calcext:value-type="float">
            <text:p>7'417</text:p>
          </table:table-cell>
          <table:table-cell table:style-name="ce50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30" office:value-type="string" calcext:value-type="string">
            <text:p>10/1</text:p>
          </table:table-cell>
          <table:table-cell table:style-name="ce34" office:value-type="float" office:value="1814008" calcext:value-type="float">
            <text:p>1'814'008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584322" calcext:value-type="float">
            <text:p>1'584'322</text:p>
          </table:table-cell>
          <table:table-cell table:style-name="ce50" table:formula="of:=[.E7]/[.C7]" office:value-type="float" office:value="0.873382035801386" calcext:value-type="float">
            <text:p>0.9</text:p>
          </table:table-cell>
          <table:table-cell table:style-name="ce34" office:value-type="float" office:value="1659243" calcext:value-type="float">
            <text:p>1'659'243</text:p>
          </table:table-cell>
          <table:table-cell table:style-name="ce50" table:formula="of:=[.G7]/[.C7]" office:value-type="float" office:value="0.914683397206627" calcext:value-type="float">
            <text:p>0.9</text:p>
          </table:table-cell>
          <table:table-cell table:style-name="ce34" office:value-type="float" office:value="1538682" calcext:value-type="float">
            <text:p>1'538'682</text:p>
          </table:table-cell>
          <table:table-cell table:style-name="ce50" table:formula="of:=[.I7]/[.C7]" office:value-type="float" office:value="0.848222279063819" calcext:value-type="float">
            <text:p>0.8</text:p>
          </table:table-cell>
          <table:table-cell table:style-name="ce34" office:value-type="float" office:value="1548198" calcext:value-type="float">
            <text:p>1'548'198</text:p>
          </table:table-cell>
          <table:table-cell table:style-name="ce50" table:formula="of:=[.K7]/[.C7]" office:value-type="float" office:value="0.853468121419531" calcext:value-type="float">
            <text:p>0.9</text:p>
          </table:table-cell>
          <table:table-cell table:style-name="ce34" office:value-type="float" office:value="1871813" calcext:value-type="float">
            <text:p>1'871'813</text:p>
          </table:table-cell>
          <table:table-cell table:style-name="ce50" table:formula="of:=[.M7]/[.C7]" office:value-type="float" office:value="1.03186590136317" calcext:value-type="float">
            <text:p>1.0</text:p>
          </table:table-cell>
          <table:table-cell table:style-name="ce34" office:value-type="float" office:value="2271668" calcext:value-type="float">
            <text:p>2'271'668</text:p>
          </table:table-cell>
          <table:table-cell table:style-name="ce50" table:formula="of:=[.O7]/[.C7]" office:value-type="float" office:value="1.25229216188683" calcext:value-type="float">
            <text:p>1.3</text:p>
          </table:table-cell>
          <table:table-cell table:style-name="ce34" office:value-type="float" office:value="1824234" calcext:value-type="float">
            <text:p>1'824'234</text:p>
          </table:table-cell>
          <table:table-cell table:style-name="ce50" table:formula="of:=[.Q7]/[.C7]" office:value-type="float" office:value="1.0056372408501" calcext:value-type="float">
            <text:p>1.0</text:p>
          </table:table-cell>
          <table:table-cell table:style-name="ce34" office:value-type="float" office:value="1984614" calcext:value-type="float">
            <text:p>1'984'614</text:p>
          </table:table-cell>
          <table:table-cell table:style-name="ce50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30" office:value-type="string" calcext:value-type="string">
            <text:p>250/2</text:p>
          </table:table-cell>
          <table:table-cell table:style-name="ce34" office:value-type="float" office:value="3249" calcext:value-type="float">
            <text:p>3'249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2812" calcext:value-type="float">
            <text:p>2'812</text:p>
          </table:table-cell>
          <table:table-cell table:style-name="ce50" table:formula="of:=[.E8]/[.C8]" office:value-type="float" office:value="0.865497076023392" calcext:value-type="float">
            <text:p>0.9</text:p>
          </table:table-cell>
          <table:table-cell table:style-name="ce34" office:value-type="float" office:value="2299" calcext:value-type="float">
            <text:p>2'299</text:p>
          </table:table-cell>
          <table:table-cell table:style-name="ce50" table:formula="of:=[.G8]/[.C8]" office:value-type="float" office:value="0.707602339181287" calcext:value-type="float">
            <text:p>0.7</text:p>
          </table:table-cell>
          <table:table-cell table:style-name="ce34" office:value-type="float" office:value="2083" calcext:value-type="float">
            <text:p>2'083</text:p>
          </table:table-cell>
          <table:table-cell table:style-name="ce50" table:formula="of:=[.I8]/[.C8]" office:value-type="float" office:value="0.641120344721453" calcext:value-type="float">
            <text:p>0.6</text:p>
          </table:table-cell>
          <table:table-cell table:style-name="ce34" office:value-type="float" office:value="2295" calcext:value-type="float">
            <text:p>2'295</text:p>
          </table:table-cell>
          <table:table-cell table:style-name="ce50" table:formula="of:=[.K8]/[.C8]" office:value-type="float" office:value="0.706371191135734" calcext:value-type="float">
            <text:p>0.7</text:p>
          </table:table-cell>
          <table:table-cell table:style-name="ce34" office:value-type="float" office:value="6630" calcext:value-type="float">
            <text:p>6'630</text:p>
          </table:table-cell>
          <table:table-cell table:style-name="ce50" table:formula="of:=[.M8]/[.C8]" office:value-type="float" office:value="2.04062788550323" calcext:value-type="float">
            <text:p>2.0</text:p>
          </table:table-cell>
          <table:table-cell table:style-name="ce34" office:value-type="float" office:value="5225" calcext:value-type="float">
            <text:p>5'225</text:p>
          </table:table-cell>
          <table:table-cell table:style-name="ce50" table:formula="of:=[.O8]/[.C8]" office:value-type="float" office:value="1.60818713450292" calcext:value-type="float">
            <text:p>1.6</text:p>
          </table:table-cell>
          <table:table-cell table:style-name="ce34" office:value-type="float" office:value="2316" calcext:value-type="float">
            <text:p>2'316</text:p>
          </table:table-cell>
          <table:table-cell table:style-name="ce50" table:formula="of:=[.Q8]/[.C8]" office:value-type="float" office:value="0.712834718374885" calcext:value-type="float">
            <text:p>0.7</text:p>
          </table:table-cell>
          <table:table-cell table:style-name="ce34" office:value-type="float" office:value="2487" calcext:value-type="float">
            <text:p>2'487</text:p>
          </table:table-cell>
          <table:table-cell table:style-name="ce50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30" office:value-type="string" calcext:value-type="string">
            <text:p>1500/1</text:p>
          </table:table-cell>
          <table:table-cell table:style-name="ce34" office:value-type="float" office:value="187" calcext:value-type="float">
            <text:p>187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77" calcext:value-type="float">
            <text:p>177</text:p>
          </table:table-cell>
          <table:table-cell table:style-name="ce50" table:formula="of:=[.E9]/[.C9]" office:value-type="float" office:value="0.946524064171123" calcext:value-type="float">
            <text:p>0.9</text:p>
          </table:table-cell>
          <table:table-cell table:style-name="ce34" office:value-type="float" office:value="206" calcext:value-type="float">
            <text:p>206</text:p>
          </table:table-cell>
          <table:table-cell table:style-name="ce50" table:formula="of:=[.G9]/[.C9]" office:value-type="float" office:value="1.10160427807487" calcext:value-type="float">
            <text:p>1.1</text:p>
          </table:table-cell>
          <table:table-cell table:style-name="ce34" office:value-type="float" office:value="180" calcext:value-type="float">
            <text:p>180</text:p>
          </table:table-cell>
          <table:table-cell table:style-name="ce50" table:formula="of:=[.I9]/[.C9]" office:value-type="float" office:value="0.962566844919786" calcext:value-type="float">
            <text:p>1.0</text:p>
          </table:table-cell>
          <table:table-cell table:style-name="ce34" office:value-type="float" office:value="182" calcext:value-type="float">
            <text:p>182</text:p>
          </table:table-cell>
          <table:table-cell table:style-name="ce50" table:formula="of:=[.K9]/[.C9]" office:value-type="float" office:value="0.973262032085562" calcext:value-type="float">
            <text:p>1.0</text:p>
          </table:table-cell>
          <table:table-cell table:style-name="ce34" office:value-type="float" office:value="197" calcext:value-type="float">
            <text:p>197</text:p>
          </table:table-cell>
          <table:table-cell table:style-name="ce50" table:formula="of:=[.M9]/[.C9]" office:value-type="float" office:value="1.05347593582888" calcext:value-type="float">
            <text:p>1.1</text:p>
          </table:table-cell>
          <table:table-cell table:style-name="ce34" office:value-type="float" office:value="271" calcext:value-type="float">
            <text:p>271</text:p>
          </table:table-cell>
          <table:table-cell table:style-name="ce50" table:formula="of:=[.O9]/[.C9]" office:value-type="float" office:value="1.44919786096257" calcext:value-type="float">
            <text:p>1.4</text:p>
          </table:table-cell>
          <table:table-cell table:style-name="ce34" office:value-type="float" office:value="172" calcext:value-type="float">
            <text:p>172</text:p>
          </table:table-cell>
          <table:table-cell table:style-name="ce50" table:formula="of:=[.Q9]/[.C9]" office:value-type="float" office:value="0.919786096256684" calcext:value-type="float">
            <text:p>0.9</text:p>
          </table:table-cell>
          <table:table-cell table:style-name="ce34" office:value-type="float" office:value="180" calcext:value-type="float">
            <text:p>180</text:p>
          </table:table-cell>
          <table:table-cell table:style-name="ce50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30" office:value-type="string" calcext:value-type="string">
            <text:p>1500/1</text:p>
          </table:table-cell>
          <table:table-cell table:style-name="ce34" office:value-type="float" office:value="374" calcext:value-type="float">
            <text:p>374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343" calcext:value-type="float">
            <text:p>343</text:p>
          </table:table-cell>
          <table:table-cell table:style-name="ce50" table:formula="of:=[.E10]/[.C10]" office:value-type="float" office:value="0.917112299465241" calcext:value-type="float">
            <text:p>0.9</text:p>
          </table:table-cell>
          <table:table-cell table:style-name="ce34" office:value-type="float" office:value="166" calcext:value-type="float">
            <text:p>166</text:p>
          </table:table-cell>
          <table:table-cell table:style-name="ce50" table:formula="of:=[.G10]/[.C10]" office:value-type="float" office:value="0.443850267379679" calcext:value-type="float">
            <text:p>0.4</text:p>
          </table:table-cell>
          <table:table-cell table:style-name="ce34" office:value-type="float" office:value="129" calcext:value-type="float">
            <text:p>129</text:p>
          </table:table-cell>
          <table:table-cell table:style-name="ce50" table:formula="of:=[.I10]/[.C10]" office:value-type="float" office:value="0.344919786096257" calcext:value-type="float">
            <text:p>0.3</text:p>
          </table:table-cell>
          <table:table-cell table:style-name="ce34" office:value-type="float" office:value="131" calcext:value-type="float">
            <text:p>131</text:p>
          </table:table-cell>
          <table:table-cell table:style-name="ce50" table:formula="of:=[.K10]/[.C10]" office:value-type="float" office:value="0.350267379679144" calcext:value-type="float">
            <text:p>0.4</text:p>
          </table:table-cell>
          <table:table-cell table:style-name="ce34" office:value-type="float" office:value="395" calcext:value-type="float">
            <text:p>395</text:p>
          </table:table-cell>
          <table:table-cell table:style-name="ce50" table:formula="of:=[.M10]/[.C10]" office:value-type="float" office:value="1.05614973262032" calcext:value-type="float">
            <text:p>1.1</text:p>
          </table:table-cell>
          <table:table-cell table:style-name="ce34" office:value-type="float" office:value="119" calcext:value-type="float">
            <text:p>119</text:p>
          </table:table-cell>
          <table:table-cell table:style-name="ce50" table:formula="of:=[.O10]/[.C10]" office:value-type="float" office:value="0.318181818181818" calcext:value-type="float">
            <text:p>0.3</text:p>
          </table:table-cell>
          <table:table-cell table:style-name="ce34" office:value-type="float" office:value="122" calcext:value-type="float">
            <text:p>122</text:p>
          </table:table-cell>
          <table:table-cell table:style-name="ce50" table:formula="of:=[.Q10]/[.C10]" office:value-type="float" office:value="0.32620320855615" calcext:value-type="float">
            <text:p>0.3</text:p>
          </table:table-cell>
          <table:table-cell table:style-name="ce34" office:value-type="float" office:value="121" calcext:value-type="float">
            <text:p>121</text:p>
          </table:table-cell>
          <table:table-cell table:style-name="ce50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30" office:value-type="string" calcext:value-type="string">
            <text:p>500/1</text:p>
          </table:table-cell>
          <table:table-cell table:style-name="ce34" office:value-type="float" office:value="0.4" calcext:value-type="float">
            <text:p>0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0.4" calcext:value-type="float">
            <text:p>0</text:p>
          </table:table-cell>
          <table:table-cell table:style-name="ce50" table:formula="of:=[.E11]/[.C11]" office:value-type="float" office:value="1" calcext:value-type="float">
            <text:p>1.0</text:p>
          </table:table-cell>
          <table:table-cell table:style-name="ce34" office:value-type="float" office:value="7" calcext:value-type="float">
            <text:p>7</text:p>
          </table:table-cell>
          <table:table-cell table:style-name="ce50" table:formula="of:=[.G11]/[.C11]" office:value-type="float" office:value="17.5" calcext:value-type="float">
            <text:p>17.5</text:p>
          </table:table-cell>
          <table:table-cell table:style-name="ce34" office:value-type="float" office:value="7" calcext:value-type="float">
            <text:p>7</text:p>
          </table:table-cell>
          <table:table-cell table:style-name="ce50" table:formula="of:=[.I11]/[.C11]" office:value-type="float" office:value="17.5" calcext:value-type="float">
            <text:p>17.5</text:p>
          </table:table-cell>
          <table:table-cell table:style-name="ce34" office:value-type="float" office:value="6" calcext:value-type="float">
            <text:p>6</text:p>
          </table:table-cell>
          <table:table-cell table:style-name="ce50" table:formula="of:=[.K11]/[.C11]" office:value-type="float" office:value="15" calcext:value-type="float">
            <text:p>15.0</text:p>
          </table:table-cell>
          <table:table-cell table:style-name="ce34" office:value-type="float" office:value="0.4" calcext:value-type="float">
            <text:p>0</text:p>
          </table:table-cell>
          <table:table-cell table:style-name="ce50" table:formula="of:=[.M11]/[.C11]" office:value-type="float" office:value="1" calcext:value-type="float">
            <text:p>1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O11]/[.C11]" office:value-type="float" office:value="10" calcext:value-type="float">
            <text:p>10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Q11]/[.C11]" office:value-type="float" office:value="10" calcext:value-type="float">
            <text:p>10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30" office:value-type="string" calcext:value-type="string">
            <text:p>250000/1</text:p>
          </table:table-cell>
          <table:table-cell table:style-name="ce34" office:value-type="float" office:value="3" calcext:value-type="float">
            <text:p>3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0" calcext:value-type="float">
            <text:p>10</text:p>
          </table:table-cell>
          <table:table-cell table:style-name="ce50" table:formula="of:=[.E12]/[.C12]" office:value-type="float" office:value="3.33333333333333" calcext:value-type="float">
            <text:p>3.3</text:p>
          </table:table-cell>
          <table:table-cell table:style-name="ce34" office:value-type="float" office:value="5" calcext:value-type="float">
            <text:p>5</text:p>
          </table:table-cell>
          <table:table-cell table:style-name="ce50" table:formula="of:=[.G12]/[.C12]" office:value-type="float" office:value="1.66666666666667" calcext:value-type="float">
            <text:p>1.7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I12]/[.C12]" office:value-type="float" office:value="1.33333333333333" calcext:value-type="float">
            <text:p>1.3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K12]/[.C12]" office:value-type="float" office:value="1.33333333333333" calcext:value-type="float">
            <text:p>1.3</text:p>
          </table:table-cell>
          <table:table-cell table:style-name="ce34" office:value-type="float" office:value="5" calcext:value-type="float">
            <text:p>5</text:p>
          </table:table-cell>
          <table:table-cell table:style-name="ce50" table:formula="of:=[.M12]/[.C12]" office:value-type="float" office:value="1.66666666666667" calcext:value-type="float">
            <text:p>1.7</text:p>
          </table:table-cell>
          <table:table-cell table:style-name="ce34" office:value-type="float" office:value="3" calcext:value-type="float">
            <text:p>3</text:p>
          </table:table-cell>
          <table:table-cell table:style-name="ce50" table:formula="of:=[.O12]/[.C12]" office:value-type="float" office:value="1" calcext:value-type="float">
            <text:p>1.0</text:p>
          </table:table-cell>
          <table:table-cell table:style-name="ce34" office:value-type="float" office:value="2" calcext:value-type="float">
            <text:p>2</text:p>
          </table:table-cell>
          <table:table-cell table:style-name="ce50" table:formula="of:=[.Q12]/[.C12]" office:value-type="float" office:value="0.666666666666667" calcext:value-type="float">
            <text:p>0.7</text:p>
          </table:table-cell>
          <table:table-cell table:style-name="ce34" office:value-type="float" office:value="2" calcext:value-type="float">
            <text:p>2</text:p>
          </table:table-cell>
          <table:table-cell table:style-name="ce50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421" calcext:value-type="float">
            <text:p>421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437" calcext:value-type="float">
            <text:p>437</text:p>
          </table:table-cell>
          <table:table-cell table:style-name="ce50" table:formula="of:=[.E13]/[.C13]" office:value-type="float" office:value="1.03800475059382" calcext:value-type="float">
            <text:p>1.0</text:p>
          </table:table-cell>
          <table:table-cell table:style-name="ce34" office:value-type="float" office:value="327" calcext:value-type="float">
            <text:p>327</text:p>
          </table:table-cell>
          <table:table-cell table:style-name="ce50" table:formula="of:=[.G13]/[.C13]" office:value-type="float" office:value="0.776722090261283" calcext:value-type="float">
            <text:p>0.8</text:p>
          </table:table-cell>
          <table:table-cell table:style-name="ce34" office:value-type="float" office:value="328" calcext:value-type="float">
            <text:p>328</text:p>
          </table:table-cell>
          <table:table-cell table:style-name="ce50" table:formula="of:=[.I13]/[.C13]" office:value-type="float" office:value="0.779097387173397" calcext:value-type="float">
            <text:p>0.8</text:p>
          </table:table-cell>
          <table:table-cell table:style-name="ce34" office:value-type="float" office:value="316" calcext:value-type="float">
            <text:p>316</text:p>
          </table:table-cell>
          <table:table-cell table:style-name="ce50" table:formula="of:=[.K13]/[.C13]" office:value-type="float" office:value="0.750593824228028" calcext:value-type="float">
            <text:p>0.8</text:p>
          </table:table-cell>
          <table:table-cell table:style-name="ce34" office:value-type="float" office:value="328" calcext:value-type="float">
            <text:p>328</text:p>
          </table:table-cell>
          <table:table-cell table:style-name="ce50" table:formula="of:=[.M13]/[.C13]" office:value-type="float" office:value="0.779097387173397" calcext:value-type="float">
            <text:p>0.8</text:p>
          </table:table-cell>
          <table:table-cell table:style-name="ce34" office:value-type="float" office:value="307" calcext:value-type="float">
            <text:p>307</text:p>
          </table:table-cell>
          <table:table-cell table:style-name="ce50" table:formula="of:=[.O13]/[.C13]" office:value-type="float" office:value="0.729216152019002" calcext:value-type="float">
            <text:p>0.7</text:p>
          </table:table-cell>
          <table:table-cell table:style-name="ce34" office:value-type="float" office:value="310" calcext:value-type="float">
            <text:p>310</text:p>
          </table:table-cell>
          <table:table-cell table:style-name="ce50" table:formula="of:=[.Q13]/[.C13]" office:value-type="float" office:value="0.736342042755344" calcext:value-type="float">
            <text:p>0.7</text:p>
          </table:table-cell>
          <table:table-cell table:style-name="ce34" office:value-type="float" office:value="301" calcext:value-type="float">
            <text:p>301</text:p>
          </table:table-cell>
          <table:table-cell table:style-name="ce50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312" calcext:value-type="float">
            <text:p>312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343" calcext:value-type="float">
            <text:p>343</text:p>
          </table:table-cell>
          <table:table-cell table:style-name="ce50" table:formula="of:=[.E14]/[.C14]" office:value-type="float" office:value="1.09935897435897" calcext:value-type="float">
            <text:p>1.1</text:p>
          </table:table-cell>
          <table:table-cell table:style-name="ce34" office:value-type="float" office:value="276" calcext:value-type="float">
            <text:p>276</text:p>
          </table:table-cell>
          <table:table-cell table:style-name="ce50" table:formula="of:=[.G14]/[.C14]" office:value-type="float" office:value="0.884615384615385" calcext:value-type="float">
            <text:p>0.9</text:p>
          </table:table-cell>
          <table:table-cell table:style-name="ce34" office:value-type="float" office:value="269" calcext:value-type="float">
            <text:p>269</text:p>
          </table:table-cell>
          <table:table-cell table:style-name="ce50" table:formula="of:=[.I14]/[.C14]" office:value-type="float" office:value="0.862179487179487" calcext:value-type="float">
            <text:p>0.9</text:p>
          </table:table-cell>
          <table:table-cell table:style-name="ce34" office:value-type="float" office:value="267" calcext:value-type="float">
            <text:p>267</text:p>
          </table:table-cell>
          <table:table-cell table:style-name="ce50" table:formula="of:=[.K14]/[.C14]" office:value-type="float" office:value="0.855769230769231" calcext:value-type="float">
            <text:p>0.9</text:p>
          </table:table-cell>
          <table:table-cell table:style-name="ce34" office:value-type="float" office:value="281" calcext:value-type="float">
            <text:p>281</text:p>
          </table:table-cell>
          <table:table-cell table:style-name="ce50" table:formula="of:=[.M14]/[.C14]" office:value-type="float" office:value="0.900641025641026" calcext:value-type="float">
            <text:p>0.9</text:p>
          </table:table-cell>
          <table:table-cell table:style-name="ce34" office:value-type="float" office:value="271" calcext:value-type="float">
            <text:p>271</text:p>
          </table:table-cell>
          <table:table-cell table:style-name="ce50" table:formula="of:=[.O14]/[.C14]" office:value-type="float" office:value="0.868589743589744" calcext:value-type="float">
            <text:p>0.9</text:p>
          </table:table-cell>
          <table:table-cell table:style-name="ce34" office:value-type="float" office:value="268" calcext:value-type="float">
            <text:p>268</text:p>
          </table:table-cell>
          <table:table-cell table:style-name="ce50" table:formula="of:=[.Q14]/[.C14]" office:value-type="float" office:value="0.858974358974359" calcext:value-type="float">
            <text:p>0.9</text:p>
          </table:table-cell>
          <table:table-cell table:style-name="ce34" office:value-type="float" office:value="262" calcext:value-type="float">
            <text:p>262</text:p>
          </table:table-cell>
          <table:table-cell table:style-name="ce50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30" office:value-type="string" calcext:value-type="string">
            <text:p>3000/1</text:p>
          </table:table-cell>
          <table:table-cell table:style-name="ce34" office:value-type="float" office:value="156" calcext:value-type="float">
            <text:p>156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71" calcext:value-type="float">
            <text:p>171</text:p>
          </table:table-cell>
          <table:table-cell table:style-name="ce50" table:formula="of:=[.E15]/[.C15]" office:value-type="float" office:value="1.09615384615385" calcext:value-type="float">
            <text:p>1.1</text:p>
          </table:table-cell>
          <table:table-cell table:style-name="ce34" office:value-type="float" office:value="63" calcext:value-type="float">
            <text:p>63</text:p>
          </table:table-cell>
          <table:table-cell table:style-name="ce50" table:formula="of:=[.G15]/[.C15]" office:value-type="float" office:value="0.403846153846154" calcext:value-type="float">
            <text:p>0.4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I15]/[.C15]" office:value-type="float" office:value="0.397435897435897" calcext:value-type="float">
            <text:p>0.4</text:p>
          </table:table-cell>
          <table:table-cell table:style-name="ce34" office:value-type="float" office:value="64" calcext:value-type="float">
            <text:p>64</text:p>
          </table:table-cell>
          <table:table-cell table:style-name="ce50" table:formula="of:=[.K15]/[.C15]" office:value-type="float" office:value="0.41025641025641" calcext:value-type="float">
            <text:p>0.4</text:p>
          </table:table-cell>
          <table:table-cell table:style-name="ce34" office:value-type="float" office:value="166" calcext:value-type="float">
            <text:p>166</text:p>
          </table:table-cell>
          <table:table-cell table:style-name="ce50" table:formula="of:=[.M15]/[.C15]" office:value-type="float" office:value="1.06410256410256" calcext:value-type="float">
            <text:p>1.1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O15]/[.C15]" office:value-type="float" office:value="0.397435897435897" calcext:value-type="float">
            <text:p>0.4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Q15]/[.C15]" office:value-type="float" office:value="0.397435897435897" calcext:value-type="float">
            <text:p>0.4</text:p>
          </table:table-cell>
          <table:table-cell table:style-name="ce34" office:value-type="float" office:value="61" calcext:value-type="float">
            <text:p>61</text:p>
          </table:table-cell>
          <table:table-cell table:style-name="ce50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624" calcext:value-type="float">
            <text:p>624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593" calcext:value-type="float">
            <text:p>593</text:p>
          </table:table-cell>
          <table:table-cell table:style-name="ce50" table:formula="of:=[.E16]/[.C16]" office:value-type="float" office:value="0.950320512820513" calcext:value-type="float">
            <text:p>1.0</text:p>
          </table:table-cell>
          <table:table-cell table:style-name="ce34" office:value-type="float" office:value="558" calcext:value-type="float">
            <text:p>558</text:p>
          </table:table-cell>
          <table:table-cell table:style-name="ce50" table:formula="of:=[.G16]/[.C16]" office:value-type="float" office:value="0.894230769230769" calcext:value-type="float">
            <text:p>0.9</text:p>
          </table:table-cell>
          <table:table-cell table:style-name="ce34" office:value-type="float" office:value="521" calcext:value-type="float">
            <text:p>521</text:p>
          </table:table-cell>
          <table:table-cell table:style-name="ce50" table:formula="of:=[.I16]/[.C16]" office:value-type="float" office:value="0.834935897435897" calcext:value-type="float">
            <text:p>0.8</text:p>
          </table:table-cell>
          <table:table-cell table:style-name="ce34" office:value-type="float" office:value="486" calcext:value-type="float">
            <text:p>486</text:p>
          </table:table-cell>
          <table:table-cell table:style-name="ce50" table:formula="of:=[.K16]/[.C16]" office:value-type="float" office:value="0.778846153846154" calcext:value-type="float">
            <text:p>0.8</text:p>
          </table:table-cell>
          <table:table-cell table:style-name="ce34" office:value-type="float" office:value="812" calcext:value-type="float">
            <text:p>812</text:p>
          </table:table-cell>
          <table:table-cell table:style-name="ce50" table:formula="of:=[.M16]/[.C16]" office:value-type="float" office:value="1.30128205128205" calcext:value-type="float">
            <text:p>1.3</text:p>
          </table:table-cell>
          <table:table-cell table:style-name="ce34" office:value-type="float" office:value="702" calcext:value-type="float">
            <text:p>702</text:p>
          </table:table-cell>
          <table:table-cell table:style-name="ce50" table:formula="of:=[.O16]/[.C16]" office:value-type="float" office:value="1.125" calcext:value-type="float">
            <text:p>1.1</text:p>
          </table:table-cell>
          <table:table-cell table:style-name="ce34" office:value-type="float" office:value="612" calcext:value-type="float">
            <text:p>612</text:p>
          </table:table-cell>
          <table:table-cell table:style-name="ce50" table:formula="of:=[.Q16]/[.C16]" office:value-type="float" office:value="0.980769230769231" calcext:value-type="float">
            <text:p>1.0</text:p>
          </table:table-cell>
          <table:table-cell table:style-name="ce34" office:value-type="float" office:value="661" calcext:value-type="float">
            <text:p>661</text:p>
          </table:table-cell>
          <table:table-cell table:style-name="ce50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30" office:value-type="string" calcext:value-type="string">
            <text:p>600/1</text:p>
          </table:table-cell>
          <table:table-cell table:style-name="ce34" office:value-type="float" office:value="729" calcext:value-type="float">
            <text:p>729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755" calcext:value-type="float">
            <text:p>755</text:p>
          </table:table-cell>
          <table:table-cell table:style-name="ce50" table:formula="of:=[.E17]/[.C17]" office:value-type="float" office:value="1.03566529492455" calcext:value-type="float">
            <text:p>1.0</text:p>
          </table:table-cell>
          <table:table-cell table:style-name="ce34" office:value-type="float" office:value="780" calcext:value-type="float">
            <text:p>780</text:p>
          </table:table-cell>
          <table:table-cell table:style-name="ce50" table:formula="of:=[.G17]/[.C17]" office:value-type="float" office:value="1.06995884773663" calcext:value-type="float">
            <text:p>1.1</text:p>
          </table:table-cell>
          <table:table-cell table:style-name="ce34" office:value-type="float" office:value="758" calcext:value-type="float">
            <text:p>758</text:p>
          </table:table-cell>
          <table:table-cell table:style-name="ce50" table:formula="of:=[.I17]/[.C17]" office:value-type="float" office:value="1.039780521262" calcext:value-type="float">
            <text:p>1.0</text:p>
          </table:table-cell>
          <table:table-cell table:style-name="ce34" office:value-type="float" office:value="741" calcext:value-type="float">
            <text:p>741</text:p>
          </table:table-cell>
          <table:table-cell table:style-name="ce50" table:formula="of:=[.K17]/[.C17]" office:value-type="float" office:value="1.01646090534979" calcext:value-type="float">
            <text:p>1.0</text:p>
          </table:table-cell>
          <table:table-cell table:style-name="ce34" office:value-type="float" office:value="703" calcext:value-type="float">
            <text:p>703</text:p>
          </table:table-cell>
          <table:table-cell table:style-name="ce50" table:formula="of:=[.M17]/[.C17]" office:value-type="float" office:value="0.964334705075446" calcext:value-type="float">
            <text:p>1.0</text:p>
          </table:table-cell>
          <table:table-cell table:style-name="ce34" office:value-type="float" office:value="741" calcext:value-type="float">
            <text:p>741</text:p>
          </table:table-cell>
          <table:table-cell table:style-name="ce50" table:formula="of:=[.O17]/[.C17]" office:value-type="float" office:value="1.01646090534979" calcext:value-type="float">
            <text:p>1.0</text:p>
          </table:table-cell>
          <table:table-cell table:style-name="ce34" office:value-type="float" office:value="705" calcext:value-type="float">
            <text:p>705</text:p>
          </table:table-cell>
          <table:table-cell table:style-name="ce50" table:formula="of:=[.Q17]/[.C17]" office:value-type="float" office:value="0.967078189300412" calcext:value-type="float">
            <text:p>1.0</text:p>
          </table:table-cell>
          <table:table-cell table:style-name="ce34" office:value-type="float" office:value="931" calcext:value-type="float">
            <text:p>931</text:p>
          </table:table-cell>
          <table:table-cell table:style-name="ce50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31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31"/>
          <table:table-cell table:style-name="ce34" table:formula="of:=SUM([.C4:.C17])" office:value-type="float" office:value="1843869.4" calcext:value-type="float">
            <text:p>1'843'869</text:p>
          </table:table-cell>
          <table:table-cell table:style-name="ce50"/>
          <table:table-cell table:style-name="ce34" table:formula="of:=SUM([.E4:.E17])" office:value-type="float" office:value="1612521.4" calcext:value-type="float">
            <text:p>1'612'521</text:p>
          </table:table-cell>
          <table:table-cell table:style-name="ce50"/>
          <table:table-cell table:style-name="ce34" table:formula="of:=SUM([.G4:.G17])" office:value-type="float" office:value="1680293" calcext:value-type="float">
            <text:p>1'680'293</text:p>
          </table:table-cell>
          <table:table-cell table:style-name="ce50"/>
          <table:table-cell table:style-name="ce34" table:formula="of:=SUM([.I4:.I17])" office:value-type="float" office:value="1558733" calcext:value-type="float">
            <text:p>1'558'733</text:p>
          </table:table-cell>
          <table:table-cell table:style-name="ce50"/>
          <table:table-cell table:style-name="ce34" table:formula="of:=SUM([.K4:.K17])" office:value-type="float" office:value="1567035" calcext:value-type="float">
            <text:p>1'567'035</text:p>
          </table:table-cell>
          <table:table-cell table:style-name="ce50"/>
          <table:table-cell table:style-name="ce34" table:formula="of:=SUM([.M4:.M17])" office:value-type="float" office:value="1906079.4" calcext:value-type="float">
            <text:p>1'906'079</text:p>
          </table:table-cell>
          <table:table-cell table:style-name="ce50"/>
          <table:table-cell table:style-name="ce34" table:formula="of:=SUM([.O4:.O17])" office:value-type="float" office:value="2297961" calcext:value-type="float">
            <text:p>2'297'961</text:p>
          </table:table-cell>
          <table:table-cell table:style-name="ce50"/>
          <table:table-cell table:style-name="ce34" table:formula="of:=SUM([.Q4:.Q17])" office:value-type="float" office:value="1844120" calcext:value-type="float">
            <text:p>1'844'120</text:p>
          </table:table-cell>
          <table:table-cell table:style-name="ce50"/>
          <table:table-cell table:style-name="ce34" table:formula="of:=SUM([.S4:.S17])" office:value-type="float" office:value="2006807" calcext:value-type="float">
            <text:p>2'006'807</text:p>
          </table:table-cell>
          <table:table-cell table:style-name="ce50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31"/>
          <table:table-cell table:style-name="ce34"/>
          <table:table-cell table:style-name="ce51" office:value-type="float" office:value="1" calcext:value-type="float">
            <text:p>1.00</text:p>
          </table:table-cell>
          <table:table-cell/>
          <table:table-cell table:style-name="ce51" table:formula="of:=GEOMEAN([.F4:.F17])" office:value-type="float" office:value="1.06611789056379" calcext:value-type="float">
            <text:p>1.07</text:p>
          </table:table-cell>
          <table:table-cell table:style-name="ce34"/>
          <table:table-cell table:style-name="ce51" table:formula="of:=GEOMEAN([.H4:.H17])" office:value-type="float" office:value="0.99240216479149" calcext:value-type="float">
            <text:p>0.99</text:p>
          </table:table-cell>
          <table:table-cell table:style-name="ce34"/>
          <table:table-cell table:style-name="ce51" table:formula="of:=GEOMEAN([.J4:.J17])" office:value-type="float" office:value="0.922808537570361" calcext:value-type="float">
            <text:p>0.92</text:p>
          </table:table-cell>
          <table:table-cell table:style-name="ce34"/>
          <table:table-cell table:style-name="ce51" table:formula="of:=GEOMEAN([.L4:.L17])" office:value-type="float" office:value="0.907562838378336" calcext:value-type="float">
            <text:p>0.91</text:p>
          </table:table-cell>
          <table:table-cell/>
          <table:table-cell table:style-name="ce51" table:formula="of:=GEOMEAN([.N4:.N17])" office:value-type="float" office:value="1.10691420493063" calcext:value-type="float">
            <text:p>1.11</text:p>
          </table:table-cell>
          <table:table-cell table:style-name="ce34"/>
          <table:table-cell table:style-name="ce51" table:formula="of:=GEOMEAN([.P4:.P17])" office:value-type="float" office:value="1.05849528402922" calcext:value-type="float">
            <text:p>1.06</text:p>
          </table:table-cell>
          <table:table-cell table:style-name="ce34"/>
          <table:table-cell table:style-name="ce51" table:formula="of:=GEOMEAN([.R4:.R17])" office:value-type="float" office:value="0.874349555804384" calcext:value-type="float">
            <text:p>0.87</text:p>
          </table:table-cell>
          <table:table-cell table:style-name="ce34"/>
          <table:table-cell table:style-name="ce51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31"/>
          <table:table-cell/>
          <table:table-cell table:style-name="ce52" table:formula="of:=1/[.D20]" office:value-type="float" office:value="1" calcext:value-type="float">
            <text:p>1.00</text:p>
          </table:table-cell>
          <table:table-cell/>
          <table:table-cell table:style-name="ce52" table:formula="of:=1/[.F20]" office:value-type="float" office:value="0.937982571018644" calcext:value-type="float">
            <text:p>0.94</text:p>
          </table:table-cell>
          <table:table-cell/>
          <table:table-cell table:style-name="ce52" table:formula="of:=1/[.H20]" office:value-type="float" office:value="1.00765600426729" calcext:value-type="float">
            <text:p>1.01</text:p>
          </table:table-cell>
          <table:table-cell/>
          <table:table-cell table:style-name="ce52" table:formula="of:=1/[.J20]" office:value-type="float" office:value="1.08364840515333" calcext:value-type="float">
            <text:p>1.08</text:p>
          </table:table-cell>
          <table:table-cell/>
          <table:table-cell table:style-name="ce52" table:formula="of:=1/[.L20]" office:value-type="float" office:value="1.10185207868012" calcext:value-type="float">
            <text:p>1.10</text:p>
          </table:table-cell>
          <table:table-cell/>
          <table:table-cell table:style-name="ce52" table:formula="of:=1/[.N20]" office:value-type="float" office:value="0.90341238331355" calcext:value-type="float">
            <text:p>0.90</text:p>
          </table:table-cell>
          <table:table-cell/>
          <table:table-cell table:style-name="ce52" table:formula="of:=1/[.P20]" office:value-type="float" office:value="0.944737322015688" calcext:value-type="float">
            <text:p>0.94</text:p>
          </table:table-cell>
          <table:table-cell/>
          <table:table-cell table:style-name="ce52" table:formula="of:=1/[.R20]" office:value-type="float" office:value="1.14370733462548" calcext:value-type="float">
            <text:p>1.14</text:p>
          </table:table-cell>
          <table:table-cell/>
          <table:table-cell table:style-name="ce52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5" table:default-cell-style-name="Default"/>
        <table:table-column table:style-name="co16" table:default-cell-style-name="ce5"/>
        <table:table-column table:style-name="co19" table:default-cell-style-name="ce9"/>
        <table:table-column table:style-name="co7" table:default-cell-style-name="ce16"/>
        <table:table-column table:style-name="co19" table:default-cell-style-name="ce9"/>
        <table:table-column table:style-name="co20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23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24" table:default-cell-style-name="ce10"/>
        <table:table-column table:style-name="co15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4" office:value-type="string" calcext:value-type="string">
            <text:p>OBXMC 21-08-28</text:p>
            <text:p>Mono 3 Win</text:p>
          </table:table-cell>
          <table:table-cell table:style-name="ce7"/>
          <table:table-cell table:style-name="ce14" office:value-type="string" calcext:value-type="string">
            <text:p>OBXMC 21-09-12</text:p>
            <text:p>Mono 3 inlined</text:p>
          </table:table-cell>
          <table:table-cell table:style-name="ce7"/>
          <table:table-cell table:style-name="ce14" office:value-type="string" calcext:value-type="string">
            <text:p>OBXMC 21-08-28</text:p>
            <text:p>CoreCLR 3.1</text:p>
          </table:table-cell>
          <table:table-cell table:style-name="ce7"/>
          <table:table-cell table:style-name="ce14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4" office:value-type="string" calcext:value-type="string">
            <text:p>OBXMC 21-08-28</text:p>
            <text:p>CoreCLR 5.0</text:p>
          </table:table-cell>
          <table:table-cell table:style-name="ce7"/>
          <table:table-cell table:style-name="ce14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09-14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5">00.00.0000</text:date>, <text:time style:data-style-name="N2" text:time-value="23:37:25.004423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09-15T00:04:03.501325165</dc:date>
    <dc:creator>Rochus Keller</dc:creator>
    <meta:editing-duration>P1DT4H19M1S</meta:editing-duration>
    <meta:editing-cycles>286</meta:editing-cycles>
    <meta:generator>LibreOffice/4.2.8.2$Linux_x86 LibreOffice_project/420m0$Build-2</meta:generator>
    <meta:document-statistic meta:table-count="4" meta:cell-count="1225" meta:object-count="0"/>
  </office:meta>
</office:document-meta>
</file>